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2000001AC000002E678C1DEB6.eps" manifest:media-type=""/>
  <manifest:file-entry manifest:full-path="Pictures/20000002000001900000028CB422BCD6.eps" manifest:media-type=""/>
  <manifest:file-entry manifest:full-path="Pictures/20000002000001AC000002E6C5BB8484.eps" manifest:media-type=""/>
  <manifest:file-entry manifest:full-path="Pictures/200000020000011D000002E6A0973682.eps" manifest:media-type=""/>
  <manifest:file-entry manifest:full-path="Pictures/20000002000000B7000002B07F0925E7.eps" manifest:media-type=""/>
  <manifest:file-entry manifest:full-path="Pictures/1000000000000282000001997BD07300.png" manifest:media-type=""/>
  <manifest:file-entry manifest:full-path="Pictures/200000020000016C0000020EFA2A2414.eps" manifest:media-type=""/>
  <manifest:file-entry manifest:full-path="Pictures/2000000200000139000002E642F3EC3C.eps" manifest:media-type=""/>
  <manifest:file-entry manifest:full-path="Pictures/20000002000001C2000002E69D23E900.eps" manifest:media-type=""/>
  <manifest:file-entry manifest:full-path="Pictures/200000020000019E000002E6CE6DC7E3.eps" manifest:media-type=""/>
  <manifest:file-entry manifest:full-path="Pictures/200000020000019E000002E61C01E14D.eps" manifest:media-type=""/>
  <manifest:file-entry manifest:full-path="Pictures/200000020000019B000002E604D4ED12.eps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3cm" fo:min-width="0.7cm"/>
    </style:style>
    <style:style style:name="pr1" style:family="presentation" style:parent-style-name="標準-subtitle">
      <style:graphic-properties draw:fill-color="#ffffff" fo:min-height="12.179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notes">
      <style:graphic-properties draw:fill-color="#ffffff" fo:min-height="13.364cm"/>
    </style:style>
    <style:style style:name="pr6" style:family="presentation" style:parent-style-name="標準-title">
      <style:graphic-properties draw:auto-grow-height="true" fo:min-height="3.506cm"/>
    </style:style>
    <style:style style:name="pr7" style:family="presentation" style:parent-style-name="標準-title">
      <style:graphic-properties fo:min-height="3.2cm"/>
    </style:style>
    <style:style style:name="pr8" style:family="presentation" style:parent-style-name="標準-subtitle">
      <style:graphic-properties draw:fill-color="#ffffff" fo:min-height="16.25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line-height="150%" fo:text-align="start"/>
      <style:text-properties fo:font-size="32pt"/>
    </style:style>
    <style:style style:name="P8" style:family="paragraph">
      <style:paragraph-properties fo:line-height="150%" fo:text-align="start"/>
      <style:text-properties fo:font-size="32pt" style:font-size-asian="32pt" style:font-size-complex="3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text-properties fo:color="#0000ff"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dc2300"/>
    </style:style>
    <style:style style:name="T3" style:family="text">
      <style:text-properties fo:color="#0000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47ff"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1" draw:layer="layout" svg:width="24.639cm" svg:height="12.179cm" svg:x="1.561cm" svg:y="5.421cm" presentation:class="subtitle" presentation:user-transformed="true">
          <draw:text-box>
            <text:p><text:span text:style-name="T1">知能プログラミング演習 </text:span><text:span text:style-name="T1">II</text:span><text:span text:style-name="T1"><text:line-break/></text:span><text:span text:style-name="T1">最終発表</text:span></text:p>
            <text:p><text:span text:style-name="T1"/></text:p>
            <text:p><text:span text:style-name="T1">グループ１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グループ構成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　　　　　　　　 <text:s text:c="5"/>担当</text:p>
              </text:list-header>
              <text:list-item>
                <text:p>佐藤清隆 <text:s/>24115067 ：プランニング</text:p>
              </text:list-item>
              <text:list-item>
                <text:p>寺部和紀 <text:s/>24115088 ：GUI</text:p>
              </text:list-item>
              <text:list-item>
                <text:p>早川　駿 <text:s/>24115109 ：GUI</text:p>
              </text:list-item>
              <text:list-item>
                <text:p>林　幸汰 <text:s/>24115110 ：プランニング</text:p>
              </text:list-item>
              <text:list-item>
                <text:p>林　政行 <text:s/>24115113 ：グラフィッ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2">システムの仕様</text:span></text:p>
              </text:list-item>
              <text:list-item>
                <text:p text:style-name="P2"><text:span text:style-name="T3">システムの概要</text:span>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デモ</text:p>
              </text:list-item>
              <text:list-item>
                <text:p text:style-name="P2">考察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システムの仕様</text:p>
          </draw:text-box>
        </draw:frame>
        <draw:frame presentation:style-name="pr4" draw:layer="layout" svg:width="24.639cm" svg:height="14cm" svg:x="1.4cm" svg:y="3.8cm" presentation:class="outline" presentation:user-transformed="true">
          <draw:text-box>
            <text:list text:style-name="L2">
              <text:list-header>
                <text:p>GUI</text:p>
              </text:list-header>
              <text:list-item>
                <text:p>初期状態と目標状態を変更可能</text:p>
              </text:list-item>
              <text:list-item>
                <text:p>planボタンでプランニング開始</text:p>
              </text:list-item>
              <text:list-item>
                <text:p>Graphicsでは過程をアニメーションで表示</text:p>
                <text:list>
                  <text:list-item>
                    <text:p><text:span text:style-name="T4">再生と一時停止機能</text:span></text:p>
                  </text:list-item>
                  <text:list-item>
                    <text:p><text:span text:style-name="T4">１ステップずつ動かすこともできる</text:span></text:p>
                  </text:list-item>
                </text:list>
              </text:list-item>
              <text:list-item>
                <text:p>Textでは目標状態を初期状態にするボタンと</text:p>
                <text:p>テキストを全消去するボタン有</text:p>
              </text:list-item>
              <text:list-item>
                <text:p>メニューのStateでGraphicsとTextを切り替え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4.086cm" svg:x="1.4cm" svg:y="4.914cm" presentation:class="outline" presentation:user-transformed="true">
          <draw:text-box>
            <text:list text:style-name="L2">
              <text:list-item>
                <text:p text:style-name="P2">システムの仕様</text:p>
              </text:list-item>
              <text:list-item>
                <text:p text:style-name="P2"><text:span text:style-name="T2">システムの概要</text:span>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デモ</text:p>
              </text:list-item>
              <text:list-item>
                <text:p text:style-name="P2">考察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システムの概要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"/></text:p>
                <text:p text:style-name="P5"><text:span text:style-name="T5"/></text:p>
              </text:list-header>
              <text:list-item>
                <text:p text:style-name="P5"><text:span text:style-name="T5">NOAH</text:span><text:span text:style-name="T5">（</text:span><text:span text:style-name="T6">N</text:span><text:span text:style-name="T5">ets </text:span><text:span text:style-name="T6">O</text:span><text:span text:style-name="T5">f </text:span><text:span text:style-name="T6">A</text:span><text:span text:style-name="T5">ction </text:span><text:span text:style-name="T6">H</text:span><text:span text:style-name="T5">ierarchies</text:span><text:span text:style-name="T5">）とは</text:span></text:p>
                <text:p text:style-name="P5"><text:span text:style-name="T7">階層型プランニングのアルゴリズムの一つ</text:span></text:p>
                <text:p text:style-name="P5"><text:span text:style-name="T7">STRIPS</text:span><text:span text:style-name="T7">（サンプルプログラムの実装方式）とは違い、</text:span></text:p>
                <text:p text:style-name="P5"><text:span text:style-name="T7">非線形な問題を解くことができる</text:span></text:p>
                <text:p text:style-name="P5"><text:span text:style-name="T7"/></text:p>
                <text:p text:style-name="P5"><text:span text:style-name="T5"/></text:p>
                <text:p text:style-name="P4"><text:span text:style-name="T8"/></text:p>
                <text:p/>
              </text:list-item>
            </text:list>
          </draw:text-box>
        </draw:frame>
        <draw:custom-shape draw:style-name="gr2" draw:text-style-name="P6" draw:layer="layout" svg:width="17.2cm" svg:height="2.6cm" svg:x="5.4cm" svg:y="5cm">
          <text:list text:style-name="L3">
            <text:list-header>
              <text:p text:style-name="P6"><text:span text:style-name="T9">NOAH</text:span><text:span text:style-name="T1">に基づくプランニング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システムの概要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初期の達成すべき目標を副目標に展開し、以下の処理を繰り返し、解を求める</text:p>
                <text:p/>
                <text:p text:style-name="P5"/>
              </text:list-item>
            </text:list>
          </draw:text-box>
        </draw:frame>
        <draw:custom-shape draw:style-name="gr2" draw:text-style-name="P8" draw:layer="layout" svg:width="16.3cm" svg:height="8.2cm" svg:x="5.4cm" svg:y="8.4cm">
          <text:list text:style-name="L3">
            <text:list-header>
              <text:p text:style-name="P7"><text:span text:style-name="T5">1.</text:span><text:span text:style-name="T5">競合解消（副目標の順序づけ）</text:span></text:p>
              <text:p text:style-name="P7"><text:span text:style-name="T5">2.</text:span><text:span text:style-name="T5">冗長除去</text:span></text:p>
              <text:p text:style-name="P7"><text:span text:style-name="T5">3.</text:span><text:span text:style-name="T5">副目標の詳細化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3">システムの仕様</text:span></text:p>
              </text:list-item>
              <text:list-item>
                <text:p text:style-name="P2">システムの概要</text:p>
              </text:list-item>
              <text:list-item>
                <text:p text:style-name="P2"><text:span text:style-name="T2">システムの特長</text:span></text:p>
              </text:list-item>
              <text:list-item>
                <text:p text:style-name="P2">実装上の工夫</text:p>
              </text:list-item>
              <text:list-item>
                <text:p text:style-name="P2">デモ</text:p>
              </text:list-item>
              <text:list-item>
                <text:p text:style-name="P2">考察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システムの特長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NOAHに基づくプランニング</text:p>
                <text:list>
                  <text:list-item>
                    <text:p>複数の副目標を同時に処理するので、ある副目標の達成が他の副目標の達成を妨害しない</text:p>
                  </text:list-item>
                  <text:list-item>
                    <text:p>最適解が得られる</text:p>
                  </text:list-item>
                </text:list>
              </text:list-item>
              <text:list-item>
                <text:p>グラフィカルに状態を変化させられる</text:p>
              </text:list-item>
              <text:list-item>
                <text:p>GUIに物理エンジン搭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cm" svg:y="8.4cm" presentation:class="title" presentation:user-transformed="true">
          <draw:text-box>
            <text:p>NOAHの動作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3" draw:text-style-name="P9" draw:layer="layout" svg:width="4.447cm" svg:height="1.314cm" svg:x="3.558cm" svg:y="6.8cm">
          <draw:text-box>
            <text:p text:style-name="P9">初期状態</text:p>
          </draw:text-box>
        </draw:frame>
        <draw:frame draw:style-name="gr3" draw:text-style-name="P9" draw:layer="layout" svg:width="4.447cm" svg:height="1.314cm" svg:x="18.353cm" svg:y="6.886cm">
          <draw:text-box>
            <text:p text:style-name="P9">目標状態</text:p>
          </draw:text-box>
        </draw:frame>
        <draw:frame draw:style-name="gr4" draw:text-style-name="P4" draw:layer="layout" svg:width="9.439cm" svg:height="27.8cm" draw:transform="rotate (-1.5707963267949) translate (28cm 8.361cm)" presentation:class="graphic" presentation:user-transformed="true">
          <draw:image xlink:href="Pictures/20000002000000B7000002B07F0925E7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49cm" svg:y="0.113cm" presentation:class="title" presentation:user-transformed="true">
          <draw:text-box>
            <text:p><text:span text:style-name="T1">並行する複数のゴールからなるプラン</text:span></text:p>
          </draw:text-box>
        </draw:frame>
        <draw:frame draw:style-name="gr5" draw:text-style-name="P4" draw:layer="layout" svg:width="14.8cm" svg:height="28cm" draw:transform="rotate (-1.5707963267949) translate (28cm 4.2cm)" presentation:class="graphic" presentation:user-transformed="true">
          <draw:image xlink:href="Pictures/20000002000001900000028CB422BCD6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cm" presentation:class="title" presentation:user-transformed="true">
          <draw:text-box>
            <text:p><text:span text:style-name="T1">プランを展開</text:span></text:p>
          </draw:text-box>
        </draw:frame>
        <draw:frame draw:style-name="gr5" draw:text-style-name="P4" draw:layer="layout" svg:width="16.076cm" svg:height="27.877cm" draw:transform="rotate (-1.5707963267949) translate (27.939cm 3.017cm)" presentation:class="graphic" presentation:user-transformed="true">
          <draw:image xlink:href="Pictures/20000002000001AC000002E6C5BB8484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201cm" svg:y="0.094cm" presentation:class="title" presentation:user-transformed="true">
          <draw:text-box>
            <text:p><text:span text:style-name="T1">プランの順序付け（第一段階）</text:span></text:p>
          </draw:text-box>
        </draw:frame>
        <draw:frame draw:style-name="gr4" draw:text-style-name="P4" draw:layer="layout" svg:width="14.8cm" svg:height="27.6cm" draw:transform="rotate (-1.5707963267949) translate (27.8cm 4cm)" presentation:class="graphic" presentation:user-transformed="true">
          <draw:image xlink:href="Pictures/20000002000001AC000002E678C1DEB6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7" draw:text-style-name="P1" draw:layer="layout" svg:width="25.199cm" svg:height="3.2cm" svg:x="1.4cm" svg:y="0cm" presentation:class="title" presentation:user-transformed="true">
          <draw:text-box>
            <text:p><text:span text:style-name="T1">プランの冗長削除（第一段階）</text:span></text:p>
          </draw:text-box>
        </draw:frame>
        <draw:frame draw:style-name="gr5" draw:text-style-name="P4" draw:layer="layout" svg:width="15.2cm" svg:height="28cm" draw:transform="rotate (-1.5707963267949) translate (28cm 3.8cm)" presentation:class="graphic" presentation:user-transformed="true">
          <draw:image xlink:href="Pictures/200000020000019E000002E6CE6DC7E3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3" draw:text-style-name="P9" draw:layer="layout" svg:width="4.447cm" svg:height="1.314cm" svg:x="3.558cm" svg:y="6.8cm">
          <draw:text-box>
            <text:p text:style-name="P9">初期状態</text:p>
          </draw:text-box>
        </draw:frame>
        <draw:frame draw:style-name="gr3" draw:text-style-name="P9" draw:layer="layout" svg:width="4.447cm" svg:height="1.314cm" svg:x="18.353cm" svg:y="6.886cm">
          <draw:text-box>
            <text:p text:style-name="P9">目標状態</text:p>
          </draw:text-box>
        </draw:frame>
        <draw:frame draw:style-name="gr4" draw:text-style-name="P4" draw:layer="layout" svg:width="9.439cm" svg:height="27.8cm" draw:transform="rotate (-1.5707963267949) translate (28cm 8.361cm)" presentation:class="graphic" presentation:user-transformed="true">
          <draw:image xlink:href="Pictures/20000002000000B7000002B07F0925E7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201cm" svg:y="0cm" presentation:class="title" presentation:user-transformed="true">
          <draw:text-box>
            <text:p><text:span text:style-name="T1">プランの詳細化（第一段階）</text:span></text:p>
          </draw:text-box>
        </draw:frame>
        <draw:frame draw:style-name="gr5" draw:text-style-name="P4" draw:layer="layout" svg:width="14.8cm" svg:height="28cm" draw:transform="rotate (-1.5707963267949) translate (28cm 4.2cm)" presentation:class="graphic" presentation:user-transformed="true">
          <draw:image xlink:href="Pictures/200000020000019E000002E61C01E14D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094cm" presentation:class="title" presentation:user-transformed="true">
          <draw:text-box>
            <text:p>プランの順序付け（第二段階）</text:p>
          </draw:text-box>
        </draw:frame>
        <draw:frame draw:style-name="gr5" draw:text-style-name="P4" draw:layer="layout" svg:width="14.8cm" svg:height="28cm" draw:transform="rotate (-1.5707963267949) translate (28cm 4.4cm)" presentation:class="graphic" presentation:user-transformed="true">
          <draw:image xlink:href="Pictures/200000020000019B000002E604D4ED12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3" draw:text-style-name="P9" draw:layer="layout" svg:width="4.447cm" svg:height="1.314cm" svg:x="3.558cm" svg:y="6.8cm">
          <draw:text-box>
            <text:p text:style-name="P9">初期状態</text:p>
          </draw:text-box>
        </draw:frame>
        <draw:frame draw:style-name="gr3" draw:text-style-name="P9" draw:layer="layout" svg:width="4.447cm" svg:height="1.314cm" svg:x="18.353cm" svg:y="6.886cm">
          <draw:text-box>
            <text:p text:style-name="P9">目標状態</text:p>
          </draw:text-box>
        </draw:frame>
        <draw:frame draw:style-name="gr4" draw:text-style-name="P4" draw:layer="layout" svg:width="9.439cm" svg:height="27.8cm" draw:transform="rotate (-1.5707963267949) translate (28cm 8.361cm)" presentation:class="graphic" presentation:user-transformed="true">
          <draw:image xlink:href="Pictures/20000002000000B7000002B07F0925E7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01cm" svg:y="0.094cm" presentation:class="title" presentation:user-transformed="true">
          <draw:text-box>
            <text:p text:style-name="P4"><text:span text:style-name="T1">プランの詳細化（第二段階）</text:span></text:p>
          </draw:text-box>
        </draw:frame>
        <draw:frame draw:style-name="gr5" draw:text-style-name="P4" draw:layer="layout" svg:width="15cm" svg:height="28cm" draw:transform="rotate (-1.5707963267949) translate (28cm 4cm)" presentation:class="graphic" presentation:user-transformed="true">
          <draw:image xlink:href="Pictures/20000002000001C2000002E69D23E900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094cm" presentation:class="title" presentation:user-transformed="true">
          <draw:text-box>
            <text:p><text:span text:style-name="T1">プランの冗長削除（第二段階）</text:span></text:p>
          </draw:text-box>
        </draw:frame>
        <draw:frame draw:style-name="gr5" draw:text-style-name="P4" draw:layer="layout" svg:width="12.2cm" svg:height="28cm" draw:transform="rotate (-1.5707963267949) translate (28cm 5.6cm)" presentation:class="graphic" presentation:user-transformed="true">
          <draw:image xlink:href="Pictures/2000000200000139000002E642F3EC3C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draw:style-name="gr5" draw:text-style-name="P4" draw:layer="layout" svg:width="14.8cm" svg:height="28cm" draw:transform="rotate (-1.5707963267949) translate (28cm 4.2cm)" presentation:class="graphic" presentation:user-transformed="true">
          <draw:image xlink:href="Pictures/200000020000011D000002E6A0973682.eps" xlink:type="simple" xlink:show="embed" xlink:actuate="onLoad">
            <text:p/>
          </draw:image>
        </draw:frame>
        <draw:frame presentation:style-name="pr6" draw:text-style-name="P1" draw:layer="layout" svg:width="25.199cm" svg:height="3.506cm" svg:x="1.4cm" svg:y="0.837cm" presentation:class="title">
          <draw:text-box>
            <text:p><text:span text:style-name="T1">プランの冗長削除（第三段階）</text:span></text:p>
          </draw:text-box>
        </draw:frame>
        <draw:frame draw:style-name="gr3" draw:text-style-name="P11" draw:layer="layout" svg:width="1.328cm" svg:height="1.276cm" svg:x="10.038cm" svg:y="5.824cm">
          <draw:text-box>
            <text:p xml:id="id1" text:id="id1" text:style-name="P11">①</text:p>
          </draw:text-box>
        </draw:frame>
        <draw:frame draw:style-name="gr3" draw:text-style-name="P11" draw:layer="layout" svg:width="1.328cm" svg:height="1.276cm" svg:x="9.975cm" svg:y="14.091cm">
          <draw:text-box>
            <text:p xml:id="id2" text:id="id2" text:style-name="P11">②</text:p>
          </draw:text-box>
        </draw:frame>
        <draw:frame draw:style-name="gr3" draw:text-style-name="P11" draw:layer="layout" svg:width="1.328cm" svg:height="1.276cm" svg:x="7.638cm" svg:y="9.091cm">
          <draw:text-box>
            <text:p xml:id="id3" text:id="id3" text:style-name="P11">③</text:p>
          </draw:text-box>
        </draw:frame>
        <draw:frame draw:style-name="gr6" draw:text-style-name="P11" draw:layer="layout" svg:width="1.4cm" svg:height="1.276cm" svg:x="13.975cm" svg:y="5.824cm">
          <draw:text-box>
            <text:p xml:id="id4" text:id="id4" text:style-name="P11">④</text:p>
          </draw:text-box>
        </draw:frame>
        <draw:frame draw:style-name="gr7" draw:text-style-name="P11" draw:layer="layout" svg:width="1.25cm" svg:height="1.4cm" svg:x="14.325cm" svg:y="9.024cm">
          <draw:text-box>
            <text:p xml:id="id5" text:id="id5" text:style-name="P11">⑤</text:p>
          </draw:text-box>
        </draw:frame>
        <draw:frame draw:style-name="gr3" draw:text-style-name="P11" draw:layer="layout" svg:width="1.328cm" svg:height="1.276cm" svg:x="13.975cm" svg:y="14.091cm">
          <draw:text-box>
            <text:p xml:id="id6" text:id="id6" text:style-name="P11">⑥</text:p>
          </draw:text-box>
        </draw:frame>
        <draw:frame draw:style-name="gr8" draw:text-style-name="P11" draw:layer="layout" svg:width="1.2cm" svg:height="1.333cm" svg:x="18.575cm" svg:y="6.091cm">
          <draw:text-box>
            <text:p xml:id="id7" text:id="id7" text:style-name="P11">⑦</text:p>
          </draw:text-box>
        </draw:frame>
        <draw:frame draw:style-name="gr3" draw:text-style-name="P11" draw:layer="layout" svg:width="1.328cm" svg:height="1.276cm" svg:x="13.175cm" svg:y="18.824cm">
          <draw:text-box>
            <text:p xml:id="id8" text:id="id8" text:style-name="P11">⑧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プランを最終形にする</text:span></text:p>
          </draw:text-box>
        </draw:frame>
        <draw:frame draw:style-name="gr5" draw:text-style-name="P4" draw:layer="layout" svg:width="14cm" svg:height="21.772cm" draw:transform="rotate (-1.5707963267949) translate (25cm 4.4cm)" presentation:class="graphic" presentation:user-transformed="true">
          <draw:image xlink:href="Pictures/200000020000016C0000020EFA2A2414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最終プラン</text:p>
          </draw:text-box>
        </draw:frame>
        <draw:frame draw:style-name="gr5" draw:text-style-name="P4" draw:layer="layout" svg:width="19.118cm" svg:height="12.179cm" svg:x="4.16cm" svg:y="4.913cm" presentation:class="graphic">
          <draw:image xlink:href="Pictures/1000000000000282000001997BD073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システムの仕様</text:span></text:p>
              </text:list-item>
              <text:list-item>
                <text:p text:style-name="P2">システムの概要</text:p>
              </text:list-item>
              <text:list-item>
                <text:p text:style-name="P2">システムの特長</text:p>
              </text:list-item>
              <text:list-item>
                <text:p text:style-name="P2"><text:span text:style-name="T2">実装上の工夫</text:span></text:p>
              </text:list-item>
              <text:list-item>
                <text:p text:style-name="P2"><text:span text:style-name="T3">デモ</text:span></text:p>
              </text:list-item>
              <text:list-item>
                <text:p text:style-name="P2">考察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実装上の工夫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オペレーターを「remove」と「place」の２つに絞り、実装しやすくした</text:p>
              </text:list-item>
              <text:list-item>
                <text:p>ノードとリンクを使って各目標の状態や処理の</text:p>
                <text:p>関係を表した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3">システムの仕様</text:span></text:p>
              </text:list-item>
              <text:list-item>
                <text:p text:style-name="P2">システムの概要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<text:span text:style-name="T2">デモ</text:span></text:p>
              </text:list-item>
              <text:list-item>
                <text:p text:style-name="P2"><text:span text:style-name="T3">考察</text:span></text:p>
              </text:list-item>
              <text:list-item>
                <text:p text:style-name="P2">感想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4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デモ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3">システムの仕様</text:span></text:p>
              </text:list-item>
              <text:list-item>
                <text:p text:style-name="P2">システムの概要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デモ</text:p>
              </text:list-item>
              <text:list-item>
                <text:p text:style-name="P2"><text:span text:style-name="T2">考察</text:span>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考察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おそらく正しいオペレータを選択しているので、最適解が得られていると考えている</text:p>
                <text:p/>
              </text:list-item>
              <text:list-item>
                <text:p>無駄な動作が含まれている可能性があり、プログラムの構造を簡単にできる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システムの概要</text:p>
              </text:list-item>
              <text:list-item>
                <text:p text:style-name="P2"><text:span text:style-name="T3">システムの仕様</text:span>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考察</text:p>
              </text:list-item>
              <text:list-item>
                <text:p text:style-name="P2"><text:span text:style-name="T2">感想</text:span>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感想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NOAHが実装できるか分からなかったが、満足いくものが作れた</text:p>
              </text:list-item>
              <text:list-item>
                <text:p>グラフィック処理の細かい部分が調整できていない</text:p>
              </text:list-item>
              <text:list-item>
                <text:p>各担当の成果を結合するときにバグが複数出てきて大変だっ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4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おわり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IPAPGothic" style:font-family-generic-asian="system" style:font-pitch-asian="variable" style:font-size-asian="24pt" style:language-asian="ja" style:country-asian="JP" style:font-family-complex="IPA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IPAPGothic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IPAPGothic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IPAPGothic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14:20:20</meta:creation-date>
    <dc:date>2015-01-23T14:01:04</dc:date>
    <meta:editing-duration>P2DT2H35M38S</meta:editing-duration>
    <meta:editing-cycles>14</meta:editing-cycles>
    <meta:generator>LibreOffice/3.6$Linux_X86_64 LibreOffice_project/360m1$Build-515</meta:generator>
    <meta:document-statistic meta:object-count="165"/>
  </office:meta>
</office:document-meta>
</file>